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Mono" svg:font-family="'Liberation Mono'" style:font-family-generic="modern" style:font-pitch="fixed"/>
    <style:font-face style:name="TheSansMonoCondensed-Bold" svg:font-family="TheSansMonoCondensed-Bold, 'MS Mincho'" style:font-pitch="variable"/>
    <style:font-face style:name="Utopia-Bold" svg:font-family="Utopia-Bold, 'MS Mincho'" style:font-pitch="variable"/>
    <style:font-face style:name="ZapfDingbats1" svg:font-family="ZapfDingbats" style:font-family-generic="decorative" style:font-pitch="variable"/>
    <style:font-face style:name="ZapfDingbats" svg:font-family="ZapfDingbats, 'MS Mincho'"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 fo:font-size="14pt" style:font-name-asian="ZapfDingbats" style:font-size-asian="14pt" style:font-name-complex="ZapfDingbats" style:font-size-complex="14pt"/>
    </style:style>
    <style:style style:name="P3" style:family="paragraph" style:parent-style-name="Body_20_Text_20_First">
      <style:text-properties officeooo:paragraph-rsid="00127554"/>
    </style:style>
    <style:style style:name="P4" style:family="paragraph" style:parent-style-name="Preformatted_20_Text">
      <style:paragraph-properties fo:margin-top="0in" fo:margin-bottom="0.1965in" loext:contextual-spacing="false"/>
    </style:style>
    <style:style style:name="P5" style:family="paragraph" style:parent-style-name="Chapter_20_Title" style:master-page-name="Standard">
      <style:paragraph-properties style:page-number="auto"/>
    </style:style>
    <style:style style:name="P6" style:family="paragraph">
      <loext:graphic-properties draw:fill="none" draw:fill-color="#ffffff"/>
      <style:paragraph-properties style:writing-mode="lr-tb"/>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font-weight="bold" style:font-weight-asian="bold"/>
    </style:style>
    <style:style style:name="T4" style:family="text">
      <style:text-properties style:font-name-asian="TheSansMonoConNormal2"/>
    </style:style>
    <style:style style:name="T5" style:family="text">
      <style:text-properties style:font-name="Utopia-Bold" fo:font-weight="bold" style:font-weight-asian="bold" style:font-name-complex="Utopia-Bold" style:font-weight-complex="bold"/>
    </style:style>
    <style:style style:name="T6" style:family="text">
      <style:text-properties style:font-name="Utopia-Bold" style:font-name-complex="Utopia-Bold" style:font-weight-complex="bold"/>
    </style:style>
    <style:style style:name="T7" style:family="text">
      <style:text-properties fo:font-size="10pt" style:font-size-asian="10pt"/>
    </style:style>
    <style:style style:name="T8" style:family="text">
      <style:text-properties style:font-name="TheSansMonoCondensed-Bold" style:font-name-complex="TheSansMonoCondensed-Bold"/>
    </style:style>
    <style:style style:name="T9" style:family="text">
      <style:text-properties officeooo:rsid="000dc0f7"/>
    </style:style>
    <style:style style:name="T10" style:family="text">
      <style:text-properties style:use-window-font-color="true" style:font-name="Times New Roman" fo:font-size="11.5pt" fo:language="en" fo:country="US" officeooo:rsid="000dc0f7" style:font-name-asian="Times New Roman" style:font-size-asian="11.5pt" style:font-name-complex="Times New Roman" style:font-size-complex="10pt" style:language-complex="ar" style:country-complex="SA"/>
    </style:style>
    <style:style style:name="T11" style:family="text">
      <style:text-properties style:use-window-font-color="true" style:font-name="Times New Roman" fo:font-size="11.5pt" fo:language="en" fo:country="US" officeooo:rsid="0010a406" style:font-name-asian="Times New Roman" style:font-size-asian="11.5pt" style:font-name-complex="Times New Roman" style:font-size-complex="10pt" style:language-complex="ar" style:country-complex="SA"/>
    </style:style>
    <style:style style:name="T12" style:family="text">
      <style:text-properties style:use-window-font-color="true" style:font-name="Times New Roman" fo:font-size="11.5pt" fo:language="en" fo:country="US" officeooo:rsid="00127554" style:font-name-asian="Times New Roman" style:font-size-asian="11.5pt" style:font-name-complex="Times New Roman" style:font-size-complex="10pt" style:language-complex="ar" style:country-complex="SA"/>
    </style:style>
    <style:style style:name="T13" style:family="text">
      <style:text-properties officeooo:rsid="00127554"/>
    </style: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Error Messages<text:alphabetical-index-mark text:string-value="Error messages"/></text:p>
      <text:p text:style-name="Chapter_20_Title"/>
      <text:p text:style-name="Chapter_20_Title"/>
      <text:p text:style-name="Body_20_Text_20_First"><text:bookmark-start text:name="error"/>By now you’ve seen plenty of error messages from your C++ compiler. No doubt, some are helpful and others are cryptic—a few are both. This Exploration presents a<text:span text:style-name="T1"> </text:span>number of common errors and gives you a<text:span text:style-name="T1"> </text:span>chance to see what kinds of messages your compiler issues for these mistakes. The more familiar you are with these messages, the easier it will be for you to interpret them in the future. <text:alphabetical-index-mark text:string-value="deliberate errors" text:key1="Error messages"/></text:p>
      <text:p text:style-name="Body_20_Text_20_Cont">Read through Listing 6-1 and keep an eye out for mistakes.</text:p>
      <text:p text:style-name="Code_20_Caption"><text:span text:style-name="T3">Listing</text:span><text:span text:style-name="T2"> </text:span><text:span text:style-name="T3">6</text:span><text:span text:style-name="T2">-</text:span><text:span text:style-name="T3">1.</text:span> Deliberate Errors</text:p>
      <text:p text:style-name="Code"><text:span text:style-name="T4"><text:s/></text:span>1 #include &lt;iosteam&gt;</text:p>
      <text:p text:style-name="Code"><text:soft-page-break/><text:span text:style-name="T4"><text:s/></text:span>2 // Look for errors</text:p>
      <text:p text:style-name="Code"><text:span text:style-name="T4"><text:s/></text:span>3 int main()</text:p>
      <text:p text:style-name="Code"><text:span text:style-name="T4"><text:s/></text:span>4 [</text:p>
      <text:p text:style-name="Code"><text:span text:style-name="T4"><text:s/></text:span>5 <text:s text:c="2"/>std::cout &lt; "This program prints a table of squares.\n";</text:p>
      <text:p text:style-name="Code"><text:span text:style-name="T4"><text:s/></text:span>6 <text:s text:c="9"/>"Enter the starting value for the table: ";</text:p>
      <text:p text:style-name="Code"><text:span text:style-name="T4"><text:s/></text:span>7 <text:s text:c="2"/>int start{0};</text:p>
      <text:p text:style-name="Code"><text:span text:style-name="T4"><text:s/></text:span>8 <text:s text:c="2"/>std::cin &gt;&gt; start;</text:p>
      <text:p text:style-name="Code"><text:span text:style-name="T4"><text:s/></text:span>9 <text:s text:c="2"/>std::cout &lt;&lt; "Enter the ending value for the table: ";</text:p>
      <text:p text:style-name="Code">10 <text:s text:c="2"/>int end(start);</text:p>
      <text:p text:style-name="Code">11 <text:s text:c="2"/>std::cin &lt;&lt; endl</text:p>
      <text:p text:style-name="Code">12 <text:s text:c="2"/>std::cout &lt;&lt; "# <text:s text:c="2"/>#^2\n";</text:p>
      <text:p text:style-name="Code">13 <text:s text:c="2"/>int x{start};</text:p>
      <text:p text:style-name="Code">14 <text:s text:c="2"/>end = end + 1; // exit loop when x reaches end </text:p>
      <text:p text:style-name="Code">15 <text:s text:c="2"/>while (x != end)</text:p>
      <text:p text:style-name="Code">16 <text:s text:c="2"/>{</text:p>
      <text:p text:style-name="Code">17 <text:s text:c="4"/>std:cout &lt;&lt; x &lt;&lt; " <text:s text:c="2"/>" &lt;&lt; x*x &lt;&lt; "\n";</text:p>
      <text:p text:style-name="Code">18 <text:s text:c="4"/>x = x + 1;</text:p>
      <text:p text:style-name="Code">19 <text:s text:c="2"/>}</text:p>
      <text:p text:style-name="Code">20 }</text:p>
      <text:p text:style-name="Body_20_Text_20_Cont"><text:span text:style-name="Strong_20_Emphasis">What errors do you expect the compiler to detect?</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Download the source code and compile<text:alphabetical-index-mark text:string-value="source code and compile" text:key1="Error messages"/> Listing 6-1. </text:p>
      <text:p text:style-name="Body_20_Text_20_Cont"><text:span text:style-name="Strong_20_Emphasis">What messages does your compiler actually issue?</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Body_20_Text_20_Cont">Create three groups: messages that you correctly predicted, messages that you expected but the compiler did not issue, and messages that the compiler issued but you did not expect. <text:span text:style-name="Strong_20_Emphasis">How many messages are in each group?</text:span><text:span text:style-name="T5"> </text:span><text:span text:style-name="T6">________________</text:span></text:p>
      <text:p text:style-name="Body_20_Text_20_Cont"><text:bookmark-end text:name="error"/>If you use command-line tools<text:alphabetical-index-mark text:string-value="command-line tools" text:key1="Error messages"/>, expect to see a slew of errors running across your screen. If you use an IDE, it will help corral the error messages and associate each message with the relevant point in the source code that the compiler thinks is the cause of the error. The compiler isn’t always right, but its hint is often a good starting point.</text:p>
      <text:p text:style-name="Body_20_Text_20_Cont">Compilers usually group problems into one of two categories: errors and warnings<text:alphabetical-index-mark text:string-value="errors and warnings" text:key1="Error messages"/>. An error prevents the compiler from producing an output file (an object file or program). A warning tells you that something is wrong but doesn’t stop the compiler from producing its output. Modern compilers are pretty good at detecting problematic, but valid, code and issuing warnings, so get in the habit of heeding the warnings. In fact, I recommend dialing up the sensitivity to warnings. Check your compiler’s documentation and look for options that <text:span text:style-name="T10">direct</text:span> the compiler <text:span text:style-name="T9">to </text:span>detect as many warnings as possible. For g++ and clang++, the switch is <text:span text:style-name="Code_20_Inline">-Wall</text:span>. Visual Studio uses <text:span text:style-name="Code_20_Inline">/Wall</text:span>. On the other hand, sometimes the compiler gets it wrong, and certain warnings are not helpful. You can usually disable <text:span text:style-name="T10">a specific </text:span>warning, such as <text:span text:style-name="T9">my favorite for g++:</text:span> <text:span text:style-name="Code_20_Inline">-Wno-unused-local-typedefs</text:span> or <text:span text:style-name="Code_20_Inline">/wd4514</text:span> for Visual Studio.</text:p>
      <text:p text:style-name="Body_20_Text_20_Cont">The program actually contains seven errors, but don’t fret if you missed them. Let’s take them one at a time.</text:p>
      <text:h text:style-name="Heading_20_1" text:outline-level="1">Misspelling</text:h>
      <text:p text:style-name="Body_20_Text_20_First">Line 1 misspells<text:alphabetical-index-mark text:string-value="misspells" text:key1="Error messages"/> <text:span text:style-name="Code_20_Inline">&lt;iostream&gt;</text:span> as <text:span text:style-name="Code_20_Inline">&lt;iosteam&gt;</text:span>. Your compiler should give you a<text:span text:style-name="T1"> </text:span>simple message, informing you that it could not find <text:span text:style-name="Code_20_Inline">&lt;iosteam&gt;</text:span>. The compiler probably cannot tell that you meant to type <text:span text:style-name="Code_20_Inline">&lt;iostream&gt;</text:span>, so it does not give you a<text:span text:style-name="T1"> </text:span>suggestion. You <text:span text:style-name="T1">have</text:span> to know the proper spelling of the header name.</text:p>
      <text:p text:style-name="Body_20_Text_20_Cont">Most compilers give up completely at this point. If that happens to you, fix this one error then run the compiler again, to see some more messages.</text:p>
      <text:p text:style-name="Body_20_Text_20_Cont">If your compiler tries to continue, it does so without the declarations from the misspelled header. In this case, <text:span text:style-name="Code_20_Inline">&lt;iostream&gt;</text:span> declares <text:span text:style-name="Code_20_Inline">std::cin</text:span> and <text:span text:style-name="Code_20_Inline">std::cout</text:span>, so the <text:soft-page-break/>compiler also issues messages about those names being unknown, as well as other error messages about the input and output operators.</text:p>
      <text:h text:style-name="Heading_20_1" text:outline-level="1"><text:bookmark-start text:name="error1"/>Bogus Character<text:alphabetical-index-mark text:string-value="bogus character" text:key1="Error messages"/></text:h>
      <text:p text:style-name="P3">The most interesting error is the use of a<text:span text:style-name="T1"> </text:span>square<text:span text:style-name="T1">-</text:span>bracket character (<text:span text:style-name="Code_20_Inline">[</text:span><text:span text:style-name="T7">)</text:span><text:alphabetical-index-mark text:string-value="square- bracket character ([)" text:key1="Error messages"/> instead of a<text:span text:style-name="T1"> </text:span>brace character (<text:span text:style-name="Code_20_Inline">{</text:span>)r [41]’)</text:p>
      <text:p text:style-name="P4"><text:s text:c="4"/>6 | <text:s text:c="2"/>std::cout &lt; "This program prints a table of squares.\n";</text:p>
      <text:p text:style-name="P3"><text:span text:style-name="T7"><text:s text:c="6"/>| <text:s text:c="2"/>~~~~~~~~~ ^ ~~~~~~~~~~~~~~~~~~~~~~~~~~~~~~~~~~~~~~~~~~~ </text:span>in line 4. Some compilers may be able to guess what you meant, which can limit the resulting error messages. Others cannot and give a<text:span text:style-name="T1"> </text:span>message that may be rather cryptic. For example, g++ issues many errors, none of which directly points you to the error. Instead, it issues <text:span text:style-name="T11">numerous </text:span>messages <text:span text:style-name="T13">starting with the following</text:span>:</text:p>
      <text:p text:style-name="Preformatted_20_Text">list0601.cpp:6:13: error: no match for ‘operator&lt;’ (operand types are ‘std::ostream’ {aka ‘std::basic_ostream&lt;char&gt;’} and ‘const char [41]’)</text:p>
      <text:p text:style-name="Preformatted_20_Text"><text:s text:c="4"/>6 | <text:s text:c="2"/>std::cout &lt; "This program prints a table of squares.\n";</text:p>
      <text:p text:style-name="Preformatted_20_Text"><text:s text:c="6"/>| <text:s text:c="2"/>~~~~~~~~~ ^ ~~~~~~~~~~~~~~~~~~~~~~~~~~~~~~~~~~~~~~~~~~~</text:p>
      <text:p text:style-name="Preformatted_20_Text"><text:s text:c="6"/>| <text:s text:c="7"/>| <text:s text:c="5"/>|</text:p>
      <text:p text:style-name="Preformatted_20_Text"><text:s text:c="6"/>| <text:s text:c="7"/>| <text:s text:c="5"/>const char [41]</text:p>
      <text:p text:style-name="Preformatted_20_Text"><text:s text:c="6"/>| <text:s text:c="7"/>std::ostream {aka std::basic_ostream&lt;char&gt;}</text:p>
      <text:p text:style-name="Preformatted_20_Text">In file included from /usr/include/c++/9/bits/stl_algobase.h:64,</text:p>
      <text:p text:style-name="Preformatted_20_Text"><text:s text:c="17"/>from /usr/include/c++/9/bits/char_traits.h:39,</text:p>
      <text:p text:style-name="Preformatted_20_Text"><text:s text:c="17"/>from /usr/include/c++/9/ios:40,</text:p>
      <text:p text:style-name="Preformatted_20_Text"><text:s text:c="17"/>from /usr/include/c++/9/ostream:38,</text:p>
      <text:p text:style-name="Preformatted_20_Text"><text:s text:c="17"/>from /usr/include/c++/9/iostream:39,</text:p>
      <text:p text:style-name="Preformatted_20_Text"><text:s text:c="17"/>from list0601.cpp:2:</text:p>
      <text:p text:style-name="Preformatted_20_Text">/usr/include/c++/9/bits/stl_pair.h:454:5: note: candidate: ‘template&lt;class _T1, class _T2&gt; constexpr bool std::operator&lt;(const std::pair&lt;_T1, _T2&gt;&amp;, const std::pair&lt;_T1, _T2&gt;&amp;)’</text:p>
      <text:p text:style-name="Preformatted_20_Text"><text:s text:c="2"/>454 | <text:s text:c="4"/>operator&lt;(const pair&lt;_T1, _T2&gt;&amp; __x, const pair&lt;_T1, _T2&gt;&amp; __y)</text:p>
      <text:p text:style-name="Preformatted_20_Text"><text:s text:c="6"/>| <text:s text:c="4"/>^~~~~~~~</text:p>
      <text:p text:style-name="Preformatted_20_Text">/usr/include/c++/9/bits/stl_pair.h:454:5: note: <text:s text:c="2"/>template argument deduction/substitution failed:</text:p>
      <text:p text:style-name="Preformatted_20_Text">list0601.cpp:6:15: note: <text:s text:c="2"/>‘std::ostream’ {aka ‘std::basic_ostream&lt;char&gt;’} is not derived from ‘const std::pair&lt;_T1, _T2&gt;’</text:p>
      <text:p text:style-name="Preformatted_20_Text"><text:s text:c="4"/>6 | <text:s text:c="2"/>std::cout &lt; "This program prints a table of squares.\n";</text:p>
      <text:p text:style-name="Preformatted_20_Text"><text:soft-page-break/><text:s text:c="6"/>| <text:s text:c="14"/>^~~~~~~~~~~~~~~~~~~~~~~~~~~~~~~~~~~~~~~~~~~</text:p>
      <text:p text:style-name="Body_20_Text_20_Cont">When you cannot understand the error messages, look at the first message and the line number it identifies. Search for errors at or near the line number. Ignore the rest of the messages.</text:p>
      <text:p text:style-name="Body_20_Text_20_Cont">On <text:span text:style-name="T13">other</text:span> lin<text:span text:style-name="T13">es</text:span>, you may see another error or two. After you fix them, however, a slew of messages still remains. That means you still haven’t found the real culprit (which is on line 4). <text:span text:style-name="T12">D</text:span>ifferent compiler<text:span text:style-name="T13">s issue different messages. For example</text:span> clang++ <text:span text:style-name="T13">issues similar messages, but with a different format</text:span>.</text:p>
      <text:p text:style-name="Results">list0601.cpp:6:13: error: invalid operands to binary expression ('std::ostream' (aka 'basic_ostream&lt;char&gt;') and 'const char [41]')</text:p>
      <text:p text:style-name="Results"><text:s text:c="2"/>std::cout &lt; "This program prints a table of squares.\n";</text:p>
      <text:p text:style-name="Results"><text:s text:c="2"/>~~~~~~~~~ ^ ~~~~~~~~~~~~~~~~~~~~~~~~~~~~~~~~~~~~~~~~~~~</text:p>
      <text:p text:style-name="Results">/usr/lib64/gcc/x86_64-suse-linux/9/../../../../include/c++/9/system_error:208:3: note: candidate function not viable: no known conversion from 'std::ostream' (aka 'basic_ostream&lt;char&gt;') to 'const std::error_code' for 1st argument</text:p>
      <text:p text:style-name="Results"><text:s text:c="2"/>operator&lt;(const error_code&amp; __lhs, const error_code&amp; __rhs) noexcept</text:p>
      <text:p text:style-name="Results">^ </text:p>
      <text:p text:style-name="Body_20_Text_20_Cont">Once you track down the square bracket and change it to a curly brace, you may get entirely different messages. This is because the substitution of <text:span text:style-name="Code_20_Inline">[</text:span> for <text:span text:style-name="Code_20_Inline">{</text:span> so thoroughly confuses the compiler, it cannot make any sense of the rest of the program. Correcting that problem straightens out the program for the compiler, but now it may find a whole new set of errors.</text:p>
      <text:h text:style-name="Heading_20_1" text:outline-level="1"><text:bookmark-end text:name="error1"/>Unknown Operator</text:h>
      <text:p text:style-name="Body_20_Text_20_First">The input and output operators<text:alphabetical-index-mark text:string-value="input and output operators" text:key1="Error messages"/> (<text:span text:style-name="Code_20_Inline">&gt;&gt;</text:span> and <text:span text:style-name="Code_20_Inline">&lt;&lt;</text:span>) are no different from any other C++ operator, such as addition (<text:span text:style-name="Code_20_Inline">+</text:span>), multiplication (<text:span text:style-name="Code_20_Inline">*</text:span>), or comparison (such as <text:span text:style-name="Code_20_Inline">&gt;</text:span>). Every operator has a<text:span text:style-name="T1"> </text:span>limited set of allowed operands. For example, you cannot “add” two I/O streams (e.g., <text:span text:style-name="Code_20_Inline">std::cin</text:span> <text:span text:style-name="Code_20_Inline">+</text:span> <text:span text:style-name="Code_20_Inline">std::cout</text:span>), nor can you use an output operator to “write” a<text:span text:style-name="T1"> </text:span>number to a<text:span text:style-name="T1"> </text:span>string (e.g., <text:span text:style-name="Code_20_Inline">"text" &lt;&lt;</text:span> <text:span text:style-name="Code_20_Inline">3</text:span>).</text:p>
      <text:p text:style-name="Body_20_Text_20_Cont"><text:soft-page-break/>On line 5, one error is the use of <text:span text:style-name="Code_20_Inline">&lt;</text:span> instead of <text:span text:style-name="Code_20_Inline">&lt;&lt;</text:span>. The compiler cannot determine that you intended to use <text:span text:style-name="Code_20_Inline">&lt;&lt;</text:span> and instead issues a message that indicates what is wrong with <text:span text:style-name="Code_20_Inline">&lt;</text:span>. The exact message depends on the compiler, but most likely the message is not something that helps you solve this particular problem.</text:p>
      <text:p text:style-name="Body_20_Text_20_Cont">Once you fix the operator, notice that the compiler does not issue any message for the other mistake, namely, the extraneous semicolon. Strictly speaking, it is not a C++ error. It is a logical error, but the result is a valid C++ program. Some compilers will issue a warning, advising you that line 6 does nothing, which is a hint that you made a mistake. Other compilers will silently accept the program.</text:p>
      <text:p text:style-name="Body_20_Text_20_Cont">The only sure way to detect this kind of mistake is to learn to proofread your code.</text:p>
      <text:h text:style-name="Heading_20_1" text:outline-level="1"><text:bookmark-start text:name="error2"/>Unknown Name</text:h>
      <text:p text:style-name="Body_20_Text_20_First">An easy error for a<text:span text:style-name="T1"> </text:span>compiler to detect is when you use a<text:span text:style-name="T1"> </text:span>name that the compiler does not recognize at all. In this case, accidentally typing the letter <text:span text:style-name="Code_20_Inline">l</text:span> instead of <text:span text:style-name="T1">a <text:s/></text:span>semicolon produces the name <text:span text:style-name="Code_20_Inline">endl</text:span> instead of <text:span text:style-name="Code_20_Inline">end;</text:span>. The compiler issues a<text:span text:style-name="T1"> </text:span>clear message about this unknown name<text:alphabetical-index-mark text:string-value="unknown name" text:key1="Error messages"/>. </text:p>
      <text:p text:style-name="Body_20_Text_20_Cont">Fix the semicolon, and now the compiler complains about another operator. This time, you should be able to zoom in on the problem and notice that the operator is facing the wrong way (<text:span text:style-name="Code_20_Inline">&lt;&lt;</text:span> instead of <text:span text:style-name="Code_20_Inline">&gt;&gt;</text:span>). The compiler may not offer much help, however. One compiler spews out errors of the following form:</text:p>
      <text:p text:style-name="Results">list0601.cxx</text:p>
      <text:p text:style-name="Results">list0601.cxx(11) : error C2784: 'std::basic_ostream&lt;char,_Traits&gt; &amp;std::operator<text:span text:style-name="TRA_2f_TMS_2f_CCC"></text:span></text:p>
      <text:p text:style-name="Results">&lt;&lt;(std::basic_ostream&lt;char,_Traits&gt; &amp;,unsigned char)' : could not deduce<text:span text:style-name="TRA_2f_TMS_2f_CCC"></text:span></text:p>
      <text:p text:style-name="Results">template argument for 'std::basic_ostream&lt;char,_Elem&gt; &amp;' from 'std::istream'</text:p>
      <text:p text:style-name="Results"><text:span text:style-name="T4"><text:s text:c="8"/></text:span>C:\Program Files\Microsoft Visual C++ Toolkit 2003\include\ostream(887)<text:span text:style-name="TRA_2f_TMS_2f_CCC"></text:span></text:p>
      <text:p text:style-name="Results">: see declaration of 'std::operator`&lt;&lt;''</text:p>
      <text:p text:style-name="Results">list0601.cxx(11) : error C2784: 'std::basic_ostream&lt;char,_Traits&gt; &amp;std::operator<text:span text:style-name="TRA_2f_TMS_2f_CCC"></text:span></text:p>
      <text:p text:style-name="Results"><text:soft-page-break/>&lt;&lt;(std::basic_ostream&lt;char,_Traits&gt; &amp;,unsigned char)' : could not deduce<text:span text:style-name="TRA_2f_TMS_2f_CCC"></text:span></text:p>
      <text:p text:style-name="Results">template argument for 'std::basic_ostream&lt;char,_Elem&gt; &amp;' from 'std::istream'</text:p>
      <text:p text:style-name="Results"><text:span text:style-name="T4"><text:s text:c="8"/></text:span>C:\Program Files\Microsoft Visual C++ Toolkit 2003\include\ostream(887)<text:span text:style-name="TRA_2f_TMS_2f_CCC"></text:span></text:p>
      <text:p text:style-name="Results">: see declaration of 'std::operator`&lt;&lt;''</text:p>
      <text:p text:style-name="Body_20_Text_20_Cont">The line number tells you where to look, but it is up to you to find the problem.</text:p>
      <text:h text:style-name="Heading_20_1" text:outline-level="1"><text:bookmark-end text:name="error2"/>Symbol Errors</text:h>
      <text:p text:style-name="Body_20_Text_20_First">But now you run into a<text:span text:style-name="T1"> </text:span>strange problem. The compiler complains that it does not know what a<text:span text:style-name="T1"> </text:span>name means (<text:span text:style-name="Code_20_Inline">cout</text:span> on line 17), but you know <text:span text:style-name="T1">w</text:span>hat it means. After all, the rest of the program uses <text:span text:style-name="Code_20_Inline">std::cout</text:span> without any difficulty. What’s wrong with line 17 that it causes the compiler to forget?</text:p>
      <text:p text:style-name="Body_20_Text_20_Cont">Small errors<text:alphabetical-index-mark text:string-value="symbol errors" text:key1="Error messages"/> can have profound consequences in C++. As it turns out, a single colon means something completely different from a double colon. The compiler sees <text:span text:style-name="Code_20_Inline">std:cout</text:span> as a statement labeled <text:span text:style-name="Code_20_Inline">std</text:span>, followed by the bare name <text:span text:style-name="Code_20_Inline">cout</text:span>. At least the error message points you to the right place. Then it’s up to you to notice the missing colon.</text:p>
      <text:h text:style-name="Heading_20_1" text:outline-level="1">Fun with Errors</text:h>
      <text:p text:style-name="Body_20_Text_20_First">After you have fixed all the syntax and semantic errors<text:alphabetical-index-mark text:string-value="syntax and semantic errors" text:key1="Error messages"/>, compile and run the program<text:span text:style-name="T1">,</text:span> to make sure you truly found them all. Then introduce some new errors, just to see what happens. Some suggestions follow:</text:p>
      <text:p text:style-name="Body_20_Text_20_Cont"><text:span text:style-name="Strong_20_Emphasis">Try dropping a semicolon from the end of a statement. What happens?</text:span></text:p>
      <text:p text:style-name="Unnumbered_20_List">_____________________________________________________________</text:p>
      <text:p text:style-name="Unnumbered_20_List">_____________________________________________________________</text:p>
      <text:p text:style-name="Body_20_Text_20_Cont"><text:span text:style-name="Strong_20_Emphasis">Try dropping a double quote from the start or end of a string. What happens?</text:span></text:p>
      <text:p text:style-name="Unnumbered_20_List">_____________________________________________________________</text:p>
      <text:p text:style-name="Unnumbered_20_List">_____________________________________________________________</text:p>
      <text:p text:style-name="Body_20_Text_20_Cont"><text:soft-page-break/><text:span text:style-name="Strong_20_Emphasis">Try misspelling </text:span><text:span text:style-name="Strong_20_Emphasis"><text:span text:style-name="T8">int</text:span></text:span><text:span text:style-name="Strong_20_Emphasis"> as </text:span><text:span text:style-name="Strong_20_Emphasis"><text:span text:style-name="T8">iny</text:span></text:span><text:span text:style-name="Strong_20_Emphasis">. What happens?</text:span></text:p>
      <text:p text:style-name="Unnumbered_20_List">_____________________________________________________________</text:p>
      <text:p text:style-name="Unnumbered_20_List">_____________________________________________________________</text:p>
      <text:p text:style-name="Body_20_Text_20_Cont">Now I want you to explore on your own. Introduce one error at a time and see what happens. Try making several errors at once. Sometimes, errors have a way of obscuring one another. Go wild! Have fun! How often does your teacher encourage you to make mistakes?</text:p>
      <text:p text:style-name="Body_20_Text_20_Cont">Now it’s time to return to correct C++ code. The next Exploration introduces the <text:span text:style-name="Code_20_Inline">for</text:span> loop.</text:p>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Mono" svg:font-family="'Liberation Mono'" style:font-family-generic="modern" style:font-pitch="fixed"/>
    <style:font-face style:name="TheSansMonoCondensed-Bold" svg:font-family="TheSansMonoCondensed-Bold, 'MS Mincho'" style:font-pitch="variable"/>
    <style:font-face style:name="Utopia-Bold" svg:font-family="Utopia-Bold, 'MS Mincho'" style:font-pitch="variable"/>
    <style:font-face style:name="ZapfDingbats1" svg:font-family="ZapfDingbats" style:font-family-generic="decorative" style:font-pitch="variable"/>
    <style:font-face style:name="ZapfDingbats" svg:font-family="ZapfDingbats, 'MS Mincho'"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none" fo:country="none" style:language-asian="none" style:country-asian="none" style:font-name-complex="TheSansMonoConNormal1"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none" fo:country="none" style:font-size-asian="10pt" style:language-asian="none"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none" fo:country="none" fo:font-weight="bold" style:language-asian="none"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false" style:family="text"/>
    <style:style style:name="WW8Num4ztru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fals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0" style:family="text"/>
    <style:style style:name="WW8Num11z1" style:family="text"/>
    <style:style style:name="WW8Num11z2" style:family="text"/>
    <style:style style:name="WW8Num12z0" style:family="text"/>
    <style:style style:name="WW8Num12z1" style:family="text"/>
    <style:style style:name="WW8Num12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TRA_2f_TMS_2f_CCC" style:display-name="TRA/TMS/CCC" style:family="text">
      <style:text-properties fo:color="#000000" style:text-position="0% 100%" style:font-name="ZapfDingbats" fo:font-family="ZapfDingbats, 'MS Mincho'" style:font-family-generic="decorative" style:font-pitch="variable" fo:font-size="8.5pt" fo:letter-spacing="normal" fo:language="en" fo:country="US" style:text-underline-style="none" style:font-size-asian="8.5pt" style:font-name-complex="ZapfDingbats" style:font-family-complex="ZapfDingbats, 'MS Mincho'" style:font-family-generic-complex="decorative" style:font-pitch-complex="variable" style:font-size-complex="8.5pt" style:text-emphasize="none" style:text-scale="100%"/>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Emphasis" style:family="text">
      <style:text-properties fo:font-style="italic" style:font-style-asian="italic" style:font-style-complex="italic"/>
    </style:style>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style>
    <style:style style:name="MP2" style:family="paragraph" style:parent-style-name="Standard">
      <style:paragraph-properties fo:text-align="justify" style:justify-single-word="false"/>
    </style:style>
    <style:style style:name="MP3" style:family="paragraph" style:parent-style-name="Standard">
      <style:text-properties fo:color="#bfbfbf" style:font-name="ZapfDingbats" fo:font-size="14pt" style:font-name-asian="ZapfDingbats" style:font-size-asian="14pt" style:font-name-complex="ZapfDingbats" style:font-size-complex="14pt"/>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5in" fo:margin-bottom="0.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Header"/>
      </style:header>
      <loext:header-first>
        <text:p text:style-name="Chapter_20_Number"><draw:custom-shape text:anchor-type="char" draw:z-index="0" draw:style-name="Mgr1" draw:text-style-name="MP1" svg:width="8.2835in" svg:height="4.185in" svg:x="-2.2693in" svg:y="-1.918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6</text:p>
        <text:p text:style-name="MP2"/>
        <text:p text:style-name="MP3"></text:p>
        <text:p text:style-name="Standard"/>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8-14T05:52:00</meta:creation-date>
    <dc:creator>Ray Lischner</dc:creator>
    <dc:date>2020-02-25T11:46:44.261853286</dc:date>
    <meta:print-date>2009-03-19T10:05:00</meta:print-date>
    <meta:editing-cycles>8</meta:editing-cycles>
    <meta:editing-duration>PT39M23S</meta:editing-duration>
    <meta:generator>LibreOffice/6.3.3.2.0$Linux_X86_64 LibreOffice_project/30$Build-2</meta:generator>
    <meta:document-statistic meta:table-count="0" meta:image-count="0" meta:object-count="0" meta:page-count="8" meta:paragraph-count="118" meta:word-count="1715" meta:character-count="11953" meta:non-whitespace-character-count="10076"/>
    <meta:user-defined meta:name="Chapter Number">06</meta:user-defined>
  </office:meta>
</office:document-meta>
</file>